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master-page-name="Standard">
      <style:paragraph-properties style:page-number="auto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1fbd2a"/>
    </style:style>
    <style:style style:name="P4" style:family="paragraph" style:parent-style-name="Standard">
      <style:text-properties officeooo:paragraph-rsid="001c598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890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8906" style:font-weight-asian="normal" style:font-weight-complex="normal"/>
    </style:style>
    <style:style style:name="T7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officeooo:rsid="0018be6c"/>
    </style:style>
    <style:style style:name="T9" style:family="text">
      <style:text-properties officeooo:rsid="001986ab"/>
    </style:style>
    <style:style style:name="T10" style:family="text">
      <style:text-properties officeooo:rsid="001ab63d"/>
    </style:style>
    <style:style style:name="T11" style:family="text">
      <style:text-properties officeooo:rsid="001c598c"/>
    </style:style>
    <style:style style:name="T12" style:family="text">
      <style:text-properties officeooo:rsid="001fb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P Special Button Actor Read Actions and Commands</text:p>
      <text:p text:style-name="Standard"/>
      <text:p text:style-name="P3"><text:span text:style-name="T11">If you are using the built-in editor and you are </text:span>editing a button actor <text:span text:style-name="T10">(and not a link button) </text:span>one of the parameters you can change is: <text:span text:style-name="T1">Set Action for BtnX</text:span>. This parameter allows you to specify either page elements identifiers for reading text out loud, or commands to do the same, and more. <text:s/>The page element identifiers can be any CSS style identifier <text:span text:style-name="T10">(which I do not expect you to know</text:span>.<text:span text:style-name="T10">) </text:span><text:s/>Although this works, it requires <text:span text:style-name="T10">CSS familiarity and knowledge of </text:span>identifier names. <text:s/>I devised a more descriptive, <text:span text:style-name="T12">easier</text:span> way to achieve the same result via a “command” set. </text:p>
      <text:p text:style-name="P3"/>
      <text:p text:style-name="P3">More than one of these identifiers or commands can be listed in the <text:span text:style-name="T1">Set Action for BtnX</text:span> field as long as they are separated by commas. They will be processed in the order they are listed, <text:s/>but, because the text reading commands are slower by nature <text:span text:style-name="T8">other</text:span> commands may appear to happen out of sequence. </text:p>
      <text:p text:style-name="Standard"/>
      <text:p text:style-name="Standard">As mentioned, page element identifiers use CSS style notation.</text:p>
      <text:p text:style-name="Standard">Commands <text:span text:style-name="T2">always have a leading underscore character</text:span>, and must be typed exactly as noted below including the peculiar capitalization.</text:p>
      <text:p text:style-name="Standard"/>
      <text:p text:style-name="Standard"/>
      <text:p text:style-name="Standard"><text:span text:style-name="T1">Here are some examples that read the page banner using different methods</text:span>:</text:p>
      <text:p text:style-name="Standard"/>
      <text:p text:style-name="Standard"><text:span text:style-name="T3">Set Action</text:span> = <text:s/>#<text:span text:style-name="T3">pageBanner</text:span> <text:s text:c="5"/>(Read the banner using the pageBanner <text:span text:style-name="T9">CSS</text:span> id identifier.)</text:p>
      <text:p text:style-name="Standard"><text:span text:style-name="T3">Set Action</text:span> = <text:s/><text:span text:style-name="T3">_readBanner</text:span> <text:s text:c="3"/>(Read the banner using the _readBanner command.)</text:p>
      <text:p text:style-name="Standard"><text:span text:style-name="T3">Set Action = <text:s/>#pageBanner, _readBanner </text:span><text:s/>(This will read the page banner twice using both methods.)</text:p>
      <text:p text:style-name="Standard"/>
      <text:p text:style-name="Standard"><text:span text:style-name="T1">Here is the current read command set</text:span>:</text:p>
      <text:p text:style-name="Standard"/>
      <text:p text:style-name="Standard"><text:span text:style-name="T3">_readBanner <text:s text:c="2"/></text:span><text:span text:style-name="T5">(Read the banner using the _readBanner command.)</text:span></text:p>
      <text:p text:style-name="P1"/>
      <text:p text:style-name="Standard"><text:span text:style-name="T3">_</text:span><text:span text:style-name="T4">readStoryText</text:span><text:span text:style-name="T6"> (Read the story page text only, not the banner.)</text:span></text:p>
      <text:p text:style-name="Standard"/>
      <text:p text:style-name="Standard"><text:span text:style-name="T3">_readNotes</text:span><text:span text:style-name="T5"> <text:s text:c="2"/>(Read the hidden notes element.)</text:span></text:p>
      <text:p text:style-name="Standard"/>
      <text:p text:style-name="Standard"><text:span text:style-name="T3">_readGrid </text:span><text:span text:style-name="T5"><text:s text:c="3"/>(Read all the buttons on a grid page.)</text:span></text:p>
      <text:p text:style-name="Standard"/>
      <text:p text:style-name="Standard"><text:span text:style-name="T3">_readDefault</text:span><text:span text:style-name="T5"> <text:s text:c="4"/>(Read the basic elements of most pages including the banner and page text as in story style pages.)</text:span></text:p>
      <text:p text:style-name="Standard"/>
      <text:p text:style-name="Standard"><text:span text:style-name="T7"><text:s/></text:span><text:span text:style-name="T3">_readMiddle </text:span><text:span text:style-name="T5"><text:s text:c="2"/>(Read the middle section of pages like the link or Q/A pages.)</text:span></text:p>
      <text:p text:style-name="Standard"/>
      <text:p text:style-name="Standard"><text:span text:style-name="T3">_readBottom</text:span><text:span text:style-name="T5"> <text:s text:c="2"/>(Read the row of actors that appear at the bottom of the page found on many pages like link, Q/A and story pages.)</text:span></text:p>
      <text:p text:style-name="Standard"/>
      <text:p text:style-name="Standard"><text:span text:style-name="T3">_readMain</text:span><text:span text:style-name="T5"> <text:s text:c="3"/>(Read the default elements and the middle of pages like the link and Q/A pages.)</text:span></text:p>
      <text:p text:style-name="Standard"/>
      <text:p text:style-name="Standard"><text:span text:style-name="T3">_readWholePage </text:span><text:span text:style-name="T5"><text:s text:c="2"/>(Read all visible elements on story, link, Q/A and grid pages.)</text:span></text:p>
      <text:p text:style-name="Standard"/>
      <text:p text:style-name="Standard"><text:span text:style-name="T3">_readEverything</text:span><text:span text:style-name="T5"> <text:s text:c="3"/>(Read all visible elements and the hidden notes.) </text:span></text:p>
      <text:p text:style-name="Standard"><text:span text:style-name="T5"/></text:p>
      <text:p text:style-name="P4"><text:span text:style-name="T11">There’s more…</text:span></text:p>
      <text:p text:style-name="Standard"><text:soft-page-break/></text:p>
      <text:p text:style-name="Standard"/>
      <text:p text:style-name="Standard"/>
      <text:p text:style-name="Standard"><text:span text:style-name="T1">In addition to the read commands there is also a set of commands that allow you to modify the page banner. These commands may be especially helpful on grid pages to permit constructing novel sentences or phrases</text:span><text:span text:style-name="T5">:</text:span></text:p>
      <text:p text:style-name="Standard"/>
      <text:p text:style-name="Standard"><text:span text:style-name="T3">_clearBanner </text:span><text:span text:style-name="T5"><text:s text:c="2"/>(Erase all text in the page banner.)</text:span></text:p>
      <text:p text:style-name="Standard"/>
      <text:p text:style-name="Standard"><text:span text:style-name="T3">_addMsgToBanner</text:span><text:span text:style-name="T5"> <text:s text:c="2"/>(Add the button’s message text to the end of the page banner.)</text:span></text:p>
      <text:p text:style-name="Standard"/>
      <text:p text:style-name="Standard"><text:span text:style-name="T3">_addLabelToBanner</text:span><text:span text:style-name="T5"> <text:s text:c="2"/>(Add the button’s label to the end of the page banner.)</text:span></text:p>
      <text:p text:style-name="Standard"/>
      <text:p text:style-name="Standard"><text:span text:style-name="T3">_removeWordFromBanner </text:span><text:span text:style-name="T5"><text:s text:c="2"/>(Delete the last word of the page banner.)</text:span></text:p>
      <text:p text:style-name="Standard"/>
      <text:p text:style-name="Standard"><text:span text:style-name="T3">_removeCharacterFromBanner</text:span><text:span text:style-name="T5"> <text:s text:c="2"/>(Delete the last character of the page banner.)</text:span></text:p>
      <text:p text:style-name="Standard"/>
      <text:p text:style-name="Standard"/>
      <text:p text:style-name="Standard"><text:span text:style-name="T1">Additional Tips</text:span><text:span text:style-name="T5">:</text:span></text:p>
      <text:p text:style-name="Standard"/>
      <text:p text:style-name="Standard">If you have a button or link you don’t want read, just make sure the label is blan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22:38.300000000</meta:creation-date>
    <dc:date>2019-01-03T09:33:49.404000000</dc:date>
    <meta:editing-cycles>16</meta:editing-cycles>
    <meta:editing-duration>PT1H5M32S</meta:editing-duration>
    <meta:generator>LibreOffice/6.1.3.2$Windows_x86 LibreOffice_project/86daf60bf00efa86ad547e59e09d6bb77c699acb</meta:generator>
    <meta:document-statistic meta:table-count="0" meta:image-count="0" meta:object-count="0" meta:page-count="2" meta:paragraph-count="29" meta:word-count="485" meta:character-count="2943" meta:non-whitespace-character-count="2434"/>
  </office:meta>
</office:document-meta>
</file>